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15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 style:list-style-name="L2">
      <style:graphic-properties svg:stroke-color="#000000" draw:fill="none" draw:textarea-horizontal-align="justify" draw:textarea-vertical-align="top" draw:auto-grow-height="false"/>
    </style:style>
    <style:style style:name="gr6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text-properties fo:font-size="9pt" fo:font-style="italic" style:font-size-asian="9pt" style:font-style-asian="italic" style:font-size-complex="9pt" style:font-style-complex="italic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9pt" style:font-size-asian="9pt" style:font-size-complex="9pt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style:text-position="-33% 58%" fo:font-size="9pt" fo:font-style="italic" style:font-size-asian="9pt" style:font-style-asian="italic" style:font-size-complex="9pt" style:font-style-complex="italic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.07cm" svg:y1="2.786cm" svg:x2="8.436cm" svg:y2="2.786cm">
          <text:p/>
        </draw:line>
        <draw:line draw:style-name="gr1" draw:text-style-name="P1" draw:layer="layout" svg:x1="1.07cm" svg:y1="7.22cm" svg:x2="8.436cm" svg:y2="7.22cm">
          <text:p/>
        </draw:line>
        <draw:line draw:style-name="gr1" draw:text-style-name="P1" draw:layer="layout" svg:x1="1.07cm" svg:y1="4.826cm" svg:x2="8.436cm" svg:y2="4.826cm">
          <text:p/>
        </draw:line>
        <draw:line draw:style-name="gr1" draw:text-style-name="P1" draw:layer="layout" svg:x1="1.394cm" svg:y1="4.826cm" svg:x2="1.902cm" svg:y2="2.794cm">
          <text:p/>
        </draw:line>
        <draw:line draw:style-name="gr2" draw:text-style-name="P1" draw:layer="layout" svg:x1="2.156cm" svg:y1="2.786cm" svg:x2="3.426cm" svg:y2="4.826cm">
          <text:p/>
        </draw:line>
        <draw:line draw:style-name="gr1" draw:text-style-name="P1" draw:layer="layout" svg:x1="1.664cm" svg:y1="4.826cm" svg:x2="2.172cm" svg:y2="7.22cm">
          <text:p/>
        </draw:line>
        <draw:line draw:style-name="gr2" draw:text-style-name="P1" draw:layer="layout" svg:x1="2.426cm" svg:y1="7.22cm" svg:x2="4.204cm" svg:y2="4.826cm">
          <text:p/>
        </draw:line>
        <draw:line draw:style-name="gr1" draw:text-style-name="P1" draw:layer="layout" svg:x1="3.788cm" svg:y1="4.827cm" svg:x2="4.302cm" svg:y2="2.795cm">
          <text:p/>
        </draw:line>
        <draw:line draw:style-name="gr2" draw:text-style-name="P1" draw:layer="layout" svg:x1="4.656cm" svg:y1="2.786cm" svg:x2="5.82cm" svg:y2="4.826cm">
          <text:p/>
        </draw:line>
        <draw:line draw:style-name="gr1" draw:text-style-name="P1" draw:layer="layout" svg:x1="4.491cm" svg:y1="4.826cm" svg:x2="4.999cm" svg:y2="7.22cm">
          <text:p/>
        </draw:line>
        <draw:line draw:style-name="gr1" draw:text-style-name="P1" draw:layer="layout" svg:x1="6.106cm" svg:y1="4.828cm" svg:x2="6.62cm" svg:y2="2.796cm">
          <text:p/>
        </draw:line>
        <draw:line draw:style-name="gr2" draw:text-style-name="P1" draw:layer="layout" svg:x1="5.226cm" svg:y1="7.221cm" svg:x2="7.004cm" svg:y2="4.827cm">
          <text:p/>
        </draw:line>
        <draw:line draw:style-name="gr1" draw:text-style-name="P1" draw:layer="layout" svg:x1="7.218cm" svg:y1="4.826cm" svg:x2="7.726cm" svg:y2="7.22cm">
          <text:p/>
        </draw:line>
        <draw:frame draw:style-name="gr3" draw:text-style-name="P3" draw:layer="layout" svg:width="1.016cm" svg:height="0.682cm" svg:x="0.408cm" svg:y="2.441cm">
          <draw:text-box>
            <text:p text:style-name="P2"><text:span text:style-name="T1">p</text:span><text:span text:style-name="T2">0</text:span></text:p>
          </draw:text-box>
        </draw:frame>
        <draw:frame draw:style-name="gr3" draw:text-style-name="P3" draw:layer="layout" svg:width="1.016cm" svg:height="0.682cm" svg:x="0.408cm" svg:y="4.542cm">
          <draw:text-box>
            <text:p text:style-name="P2"><text:span text:style-name="T1">p</text:span><text:span text:style-name="T2">1</text:span></text:p>
          </draw:text-box>
        </draw:frame>
        <draw:frame draw:style-name="gr3" draw:text-style-name="P3" draw:layer="layout" svg:width="1.016cm" svg:height="0.682cm" svg:x="0.408cm" svg:y="6.943cm">
          <draw:text-box>
            <text:p text:style-name="P2"><text:span text:style-name="T1">p</text:span><text:span text:style-name="T2">2</text:span></text:p>
          </draw:text-box>
        </draw:frame>
        <draw:frame draw:style-name="gr4" draw:text-style-name="P4" draw:layer="layout" svg:width="1.016cm" svg:height="0.607cm" svg:x="1.394cm" svg:y="3.81cm">
          <draw:text-box>
            <text:p><text:span text:style-name="T3">1</text:span></text:p>
          </draw:text-box>
        </draw:frame>
        <draw:frame draw:style-name="gr4" draw:text-style-name="P4" draw:layer="layout" svg:width="1.016cm" svg:height="0.607cm" svg:x="1.664cm" svg:y="5.235cm">
          <draw:text-box>
            <text:p><text:span text:style-name="T3">1</text:span></text:p>
          </draw:text-box>
        </draw:frame>
        <draw:frame draw:style-name="gr4" draw:text-style-name="P4" draw:layer="layout" svg:width="1.016cm" svg:height="0.607cm" svg:x="3.788cm" svg:y="3.81cm">
          <draw:text-box>
            <text:p><text:span text:style-name="T3">2</text:span></text:p>
          </draw:text-box>
        </draw:frame>
        <draw:frame draw:style-name="gr4" draw:text-style-name="P4" draw:layer="layout" svg:width="1.016cm" svg:height="0.607cm" svg:x="4.491cm" svg:y="5.235cm">
          <draw:text-box>
            <text:p><text:span text:style-name="T3">2</text:span></text:p>
          </draw:text-box>
        </draw:frame>
        <draw:frame draw:style-name="gr4" draw:text-style-name="P4" draw:layer="layout" svg:width="1.016cm" svg:height="0.607cm" svg:x="6.106cm" svg:y="3.711cm">
          <draw:text-box>
            <text:p><text:span text:style-name="T3">3</text:span></text:p>
          </draw:text-box>
        </draw:frame>
        <draw:frame draw:style-name="gr4" draw:text-style-name="P4" draw:layer="layout" svg:width="1.016cm" svg:height="0.607cm" svg:x="7.282cm" svg:y="5.235cm">
          <draw:text-box>
            <text:p><text:span text:style-name="T3">3</text:span></text:p>
          </draw:text-box>
        </draw:frame>
        <draw:custom-shape draw:style-name="gr5" draw:text-style-name="P6" draw:layer="layout" svg:width="3.81cm" svg:height="3.81cm" svg:x="8.76cm" svg:y="3.14cm">
          <text:p text:style-name="P5"><text:span text:style-name="T3">Legend: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2.794cm" svg:height="0.682cm" svg:x="8.914cm" svg:y="3.902cm">
          <draw:text-box>
            <text:p><text:span text:style-name="T1">p</text:span><text:span text:style-name="T2">0</text:span><text:span text:style-name="T3"> – </text:span><text:span text:style-name="T1">p</text:span><text:span text:style-name="T2">2</text:span><text:span text:style-name="T3"> <text:s/>servers</text:span></text:p>
          </draw:text-box>
        </draw:frame>
        <draw:custom-shape draw:style-name="gr6" draw:text-style-name="P1" draw:layer="layout" svg:width="0.508cm" svg:height="0.508cm" svg:x="0.054cm" svg:y="4.57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6" draw:text-style-name="P1" draw:layer="layout" svg:width="0.508cm" svg:height="0.508cm" svg:x="9.355cm" svg:y="4.67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4" draw:text-style-name="P4" draw:layer="layout" svg:width="1.524cm" svg:height="0.607cm" svg:x="10.076cm" svg:y="4.672cm">
          <draw:text-box>
            <text:p><text:span text:style-name="T3">leader</text:span></text:p>
          </draw:text-box>
        </draw:frame>
        <draw:line draw:style-name="gr1" draw:text-style-name="P1" draw:layer="layout" svg:x1="9.16cm" svg:y1="5.658cm" svg:x2="10.23cm" svg:y2="5.68cm">
          <text:p/>
        </draw:line>
        <draw:line draw:style-name="gr2" draw:text-style-name="P1" draw:layer="layout" svg:x1="10.23cm" svg:y1="6.32cm" svg:x2="9.16cm" svg:y2="6.32cm">
          <text:p/>
        </draw:line>
        <draw:frame draw:style-name="gr4" draw:text-style-name="P4" draw:layer="layout" svg:width="2.54cm" svg:height="0.607cm" svg:x="10.092cm" svg:y="5.327cm">
          <draw:text-box>
            <text:p><text:span text:style-name="T3">RDMA WRITE</text:span></text:p>
          </draw:text-box>
        </draw:frame>
        <draw:frame draw:style-name="gr4" draw:text-style-name="P4" draw:layer="layout" svg:width="2.54cm" svg:height="0.607cm" svg:x="10.092cm" svg:y="6.028cm">
          <draw:text-box>
            <text:p><text:span text:style-name="T3">RDMA ACK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ffffff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92cm" fo:text-indent="0cm"/>
      <style:text-properties fo:font-size="13.6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43cm" fo:text-indent="0cm"/>
      <style:text-properties fo:font-size="1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95cm" fo:text-indent="0cm"/>
      <style:text-properties fo:font-size="9.69999980926514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.7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809cm" svg:height="7.047cm" svg:x="1.242cm" svg:y="2.397cm"/>
      <draw:page-thumbnail draw:layer="backgroundobjects" svg:width="8.809cm" svg:height="7.047cm" svg:x="1.242cm" svg:y="10.445cm"/>
      <draw:page-thumbnail draw:layer="backgroundobjects" svg:width="8.809cm" svg:height="7.047cm" svg:x="1.242cm" svg:y="18.493cm"/>
      <draw:page-thumbnail draw:layer="backgroundobjects" svg:width="8.809cm" svg:height="7.047cm" svg:x="11.537cm" svg:y="2.397cm"/>
      <draw:page-thumbnail draw:layer="backgroundobjects" svg:width="8.809cm" svg:height="7.047cm" svg:x="11.537cm" svg:y="10.445cm"/>
      <draw:page-thumbnail draw:layer="backgroundobjects" svg:width="8.809cm" svg:height="7.047cm" svg:x="11.537cm" svg:y="18.493cm"/>
    </style:handout-master>
    <style:master-page style:name="Default" style:page-layout-name="PM1" draw:style-name="Mdp1">
      <draw:frame presentation:style-name="Default-title" draw:layer="backgroundobjects" svg:width="11.429cm" svg:height="1.696cm" svg:x="0.635cm" svg:y="0.404cm" presentation:class="title" presentation:placeholder="true">
        <draw:text-box/>
      </draw:frame>
      <draw:frame presentation:style-name="Default-outline1" draw:layer="backgroundobjects" svg:width="11.429cm" svg:height="5.892cm" svg:x="0.635cm" svg:y="2.376cm" presentation:class="outline" presentation:placeholder="true">
        <draw:text-box/>
      </draw:frame>
      <draw:frame presentation:style-name="Mpr1" draw:text-style-name="MP1" draw:layer="backgroundobjects" svg:width="2.959cm" svg:height="0.701cm" svg:x="0.635cm" svg:y="9.2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4.026cm" svg:height="0.701cm" svg:x="4.343cm" svg:y="9.2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959cm" svg:height="0.701cm" svg:x="9.105cm" svg:y="9.2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5T01:26:09.781778508</meta:creation-date>
    <meta:editing-duration>PT10H4M59S</meta:editing-duration>
    <meta:editing-cycles>127</meta:editing-cycles>
    <meta:generator>LibreOffice/4.2.8.2$Linux_X86_64 LibreOffice_project/420m0$Build-2</meta:generator>
    <dc:date>2016-09-20T13:50:44.676282751</dc:date>
    <meta:document-statistic meta:object-count="54"/>
  </office:meta>
</office:document-meta>
</file>